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B0000026CD95C5D4F.png" manifest:media-type="image/png"/>
  <manifest:file-entry manifest:full-path="Pictures/10000001000004BB0000026C6D8B7E3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x="0.0583in" svg:y="0.252in" svg:width="6.6929in" svg:height="3.4264in" draw:z-index="0"><draw:image xlink:href="Pictures/10000001000004BB0000026C6D8B7E3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2" text:anchor-type="char" svg:x="-0.0819in" svg:y="0.6201in" svg:width="6.6929in" svg:height="3.4264in" draw:z-index="1"><draw:image xlink:href="Pictures/10000001000004BB0000026CD95C5D4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22:08:54.826573214</meta:creation-date>
    <dc:date>2025-09-01T22:09:49.558055974</dc:date>
    <meta:editing-duration>PT56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